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901" officeooo:paragraph-rsid="001e4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Booking App in react also using Mongo Db and admin panel in this app</text:p>
      <text:p text:style-name="P1"/>
      <text:p text:style-name="P1">first create new and open it in Vcode, open new folder “api”</text:p>
      <text:p text:style-name="P1"><text:tab/>run command in path api folder <text:s text:c="2"/>: BookingApp/api$ npm init -y</text:p>
      <text:p text:style-name="P1"><text:tab/>after running this Command there is package.json file created in api fold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8T18:47:52.911108658</meta:creation-date>
    <dc:date>2023-07-08T18:55:56.263808831</dc:date>
    <meta:editing-duration>PT8M5S</meta:editing-duration>
    <meta:editing-cycles>1</meta:editing-cycles>
    <meta:document-statistic meta:table-count="0" meta:image-count="0" meta:object-count="0" meta:page-count="1" meta:paragraph-count="4" meta:word-count="50" meta:character-count="276" meta:non-whitespace-character-count="226"/>
    <meta:generator>LibreOffice/6.4.7.2$Linux_X86_64 LibreOffice_project/40$Build-2</meta:generator>
  </office:meta>
</office:document-meta>
</file>